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365BEBE843B7CB9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506cm" fo:min-width="2.278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34cm" svg:y="3.54cm">
          <draw:image xlink:href="Pictures/10000201000004B000000322365BEBE843B7CB95.png" xlink:type="simple" xlink:show="embed" xlink:actuate="onLoad">
            <text:p/>
          </draw:image>
        </draw:frame>
        <draw:custom-shape draw:style-name="gr2" draw:text-style-name="P2" draw:layer="layout" svg:width="3.504cm" svg:height="2.412cm" draw:transform="rotate (-0.856433063953619) translate (15.416cm 8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4.577cm" svg:y="5.777cm">
          <text:p text:style-name="P1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3985.705169113 39950.82458770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7:24:36.409455455</meta:creation-date>
    <dc:date>2019-08-29T17:27:19.654868182</dc:date>
    <meta:editing-duration>PT2M44S</meta:editing-duration>
    <meta:editing-cycles>1</meta:editing-cycles>
    <meta:document-statistic meta:object-count="3"/>
    <meta:generator>LibreOffice/5.4.5.1$MacOSX_X86_64 LibreOffice_project/79c9829dd5d8054ec39a82dc51cd9eff340dbee8</meta:generator>
  </office:meta>
</office:document-meta>
</file>